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000000100E7FDB9E4C0C1AEEC.png" manifest:media-type="image/png"/>
  <manifest:file-entry manifest:full-path="Pictures/100002010000019000000190C77E3244866A9E7C.png" manifest:media-type="image/png"/>
  <manifest:file-entry manifest:full-path="Pictures/10000000000000E1000000E1E1A712F64196B65A.png" manifest:media-type="image/png"/>
  <manifest:file-entry manifest:full-path="Pictures/10000000000002720000027292FFC0E4C0060AB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mry_KacstQurn"/>
    </style:style>
    <style:style style:name="P4" style:family="paragraph">
      <loext:graphic-properties draw:fill="none" draw:fill-color="#ffffff"/>
      <style:text-properties style:font-name="mry_KacstQurn"/>
    </style:style>
    <style:style style:name="P5" style:family="paragraph">
      <loext:graphic-properties draw:fill="none" draw:fill-color="#ffffff"/>
      <style:text-properties style:font-name="mry_KacstQurn" fo:font-size="12pt"/>
    </style:style>
    <style:style style:name="P6" style:family="paragraph">
      <style:text-properties fo:color="#729fcf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729fcf" style:font-name="mry_KacstQurn" fo:font-size="12pt" fo:font-weight="bold" style:font-weight-asian="bold" style:font-weight-complex="bold"/>
    </style:style>
    <style:style style:name="T1" style:family="text">
      <style:text-properties style:font-name="mry_KacstQurn"/>
    </style:style>
    <style:style style:name="T2" style:family="text">
      <style:text-properties style:font-name="mry_KacstQurn" fo:font-size="12pt"/>
    </style:style>
    <style:style style:name="T3" style:family="text">
      <style:text-properties fo:color="#729fcf" style:font-name="mry_KacstQurn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Extrémités_20_de_20_flèche_20_2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Extrémités_20_de_20_flèche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1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3.395cm" svg:y="7.699cm" svg:width="3.126cm" svg:height="3.136cm" draw:z-index="0"><draw:image xlink:href="Pictures/10000000000002720000027292FFC0E4C0060AB4.jpg" xlink:type="simple" xlink:show="embed" xlink:actuate="onLoad"/></draw:frame><draw:frame draw:style-name="fr1" draw:name="Image2" text:anchor-type="paragraph" svg:x="1.012cm" svg:y="7.923cm" svg:width="2.866cm" svg:height="2.912cm" draw:z-index="1"><draw:image xlink:href="Pictures/10000000000000E1000000E1E1A712F64196B65A.png" xlink:type="simple" xlink:show="embed" xlink:actuate="onLoad"/></draw:frame><draw:frame draw:style-name="fr1" draw:name="Image3" text:anchor-type="paragraph" svg:x="8.414cm" svg:y="8.77cm" svg:width="2.099cm" svg:height="2.099cm" draw:z-index="2"><draw:image xlink:href="Pictures/100002010000010000000100E7FDB9E4C0C1AEEC.png" xlink:type="simple" xlink:show="embed" xlink:actuate="onLoad"/></draw:frame><draw:frame draw:style-name="fr1" draw:name="Image4" text:anchor-type="paragraph" svg:x="6.687cm" svg:y="3.757cm" svg:width="3.468cm" svg:height="3.468cm" draw:z-index="3"><draw:image xlink:href="Pictures/100002010000019000000190C77E3244866A9E7C.png" xlink:type="simple" xlink:show="embed" xlink:actuate="onLoad"/></draw:frame><draw:line text:anchor-type="paragraph" draw:z-index="4" draw:name="Forme1" draw:style-name="gr1" draw:text-style-name="P1" svg:x1="6.939cm" svg:y1="5.965cm" svg:x2="3.288cm" svg:y2="7.923cm"><text:p/></draw:line><draw:line text:anchor-type="paragraph" draw:z-index="5" draw:name="Forme1" draw:style-name="gr2" draw:text-style-name="P2" svg:x1="3.877cm" svg:y1="8.466cm" svg:x2="6.939cm" svg:y2="6.759cm"><text:p/></draw:line><draw:line text:anchor-type="paragraph" draw:z-index="6" draw:name="Forme1" draw:style-name="gr2" draw:text-style-name="P2" svg:x1="9.135cm" svg:y1="6.733cm" svg:x2="9.532cm" svg:y2="8.585cm"><text:p/></draw:line><draw:line text:anchor-type="paragraph" draw:z-index="7" draw:name="Forme1" draw:style-name="gr2" draw:text-style-name="P2" svg:x1="10.511cm" svg:y1="9.907cm" svg:x2="13.58cm" svg:y2="9.775cm"><text:p/></draw:line><draw:frame text:anchor-type="paragraph" draw:z-index="8" draw:name="Forme2" draw:style-name="gr3" draw:text-style-name="P4" svg:width="1.244cm" svg:height="0.401cm" svg:x="1.965cm" svg:y="11.469cm"><draw:text-box><text:p text:style-name="P3"><text:span text:style-name="T1">web</text:span></text:p></draw:text-box></draw:frame><draw:frame text:anchor-type="paragraph" draw:z-index="9" draw:name="Forme2" draw:style-name="gr4" draw:text-style-name="P5" svg:width="2.197cm" svg:height="0.66cm" svg:x="8.421cm" svg:y="11.211cm"><draw:text-box><text:p><text:span text:style-name="T2">process</text:span></text:p></draw:text-box></draw:frame><draw:frame text:anchor-type="paragraph" draw:z-index="10" draw:name="Forme2" draw:style-name="gr4" draw:text-style-name="P5" svg:width="2.197cm" svg:height="0.66cm" svg:x="14.109cm" svg:y="11.105cm"><draw:text-box><text:p><text:span text:style-name="T2">database</text:span></text:p></draw:text-box></draw:frame><draw:frame text:anchor-type="paragraph" draw:z-index="11" draw:name="Forme2" draw:style-name="gr4" draw:text-style-name="P5" svg:width="2.197cm" svg:height="0.66cm" svg:x="9.85cm" svg:y="4.888cm"><draw:text-box><text:p><text:span text:style-name="T2">users</text:span></text:p></draw:text-box></draw:frame><draw:frame text:anchor-type="paragraph" draw:z-index="12" draw:name="Forme2" draw:style-name="gr4" draw:text-style-name="P7" svg:width="2.197cm" svg:height="0.66cm" svg:x="5.219cm" svg:y="6.1cm"><draw:text-box><text:p text:style-name="P6"><text:span text:style-name="T3">1</text:span></text:p></draw:text-box></draw:frame><draw:frame text:anchor-type="paragraph" draw:z-index="13" draw:name="Forme2" draw:style-name="gr4" draw:text-style-name="P7" svg:width="2.197cm" svg:height="0.66cm" svg:x="5.061cm" svg:y="7.923cm"><draw:text-box><text:p text:style-name="P6"><text:span text:style-name="T3">2</text:span></text:p></draw:text-box></draw:frame><draw:frame text:anchor-type="paragraph" draw:z-index="14" draw:name="Forme2" draw:style-name="gr4" draw:text-style-name="P7" svg:width="2.197cm" svg:height="0.66cm" svg:x="9.664cm" svg:y="7.474cm"><draw:text-box><text:p text:style-name="P6"><text:span text:style-name="T3">3</text:span></text:p></draw:text-box></draw:frame><draw:frame text:anchor-type="paragraph" draw:z-index="15" draw:name="Forme2" draw:style-name="gr4" draw:text-style-name="P7" svg:width="2.197cm" svg:height="0.66cm" svg:x="11.543cm" svg:y="9.248cm"><draw:text-box><text:p text:style-name="P6"><text:span text:style-name="T3">4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7:30:45.841944194</meta:creation-date>
    <dc:date>2018-05-04T18:02:50.440233807</dc:date>
    <meta:editing-duration>PT11M31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